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5206000047C5B0AE03BBB.wmf" manifest:media-type=""/>
  <manifest:file-entry manifest:full-path="Pictures/20000009000AEFBA00073842E5ADCB2D.wmf" manifest:media-type=""/>
  <manifest:file-entry manifest:full-path="Pictures/20000009000572700003D83B0CA6F398.wmf" manifest:media-type=""/>
  <manifest:file-entry manifest:full-path="Pictures/20000009000AEFBA0007384207356F4B.wmf" manifest:media-type=""/>
  <manifest:file-entry manifest:full-path="Pictures/20000009000AEFBA0007F231867D581E.wmf" manifest:media-type=""/>
  <manifest:file-entry manifest:full-path="Pictures/20000009000AEFBA0007F231E65F69D7.wmf" manifest:media-type=""/>
  <manifest:file-entry manifest:full-path="Pictures/200000090002B9380001455B4E190B46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2" fo:font-size="10pt" style:font-size-asian="10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2" fo:font-size="10pt" style:font-size-asian="10pt"/>
    </style:style>
    <style:style style:name="fr1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text:anchor-type="as-char" svg:y="-18.12cm" svg:width="27.09cm" svg:height="17.882cm" draw:z-index="0"><draw:image xlink:href="Pictures/20000009000AEFBA00073842E5ADCB2D.wmf" xlink:type="simple" xlink:show="embed" xlink:actuate="onLoad"/></draw:frame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text:soft-page-break/><draw:frame draw:style-name="fr2" text:anchor-type="as-char" svg:width="27.09cm" svg:height="17.882cm" draw:z-index="1"><draw:image xlink:href="Pictures/20000009000AEFBA0007384207356F4B.wmf" xlink:type="simple" xlink:show="embed" xlink:actuate="onLoad"/></draw:frame><text:span text:style-name="T1">x</text:span></text:p>
      <text:p text:style-name="Standard"><text:soft-page-break/><draw:frame draw:style-name="fr2" text:anchor-type="as-char" svg:width="12.698cm" svg:height="11.111cm" draw:z-index="2"><draw:image xlink:href="Pictures/200000090005206000047C5B0AE03BBB.wmf" xlink:type="simple" xlink:show="embed" xlink:actuate="onLoad"/></draw:frame></text:p>
      <text:p text:style-name="Standard"><text:span text:style-name="T1">x</text:span></text:p>
      <text:p text:style-name="Standard"><text:soft-page-break/><draw:frame draw:style-name="fr2" text:anchor-type="as-char" svg:width="27.09cm" svg:height="19.681cm" draw:z-index="3"><draw:image xlink:href="Pictures/20000009000AEFBA0007F231867D581E.wmf" xlink:type="simple" xlink:show="embed" xlink:actuate="onLoad"/></draw:frame></text:p>
      <text:p text:style-name="Standard"><text:span text:style-name="T1">x</text:span></text:p>
      <text:p text:style-name="Standard"><text:span text:style-name="T1">x</text:span></text:p>
      <text:p text:style-name="Standard"><text:soft-page-break/><draw:frame draw:style-name="fr2" text:anchor-type="as-char" svg:width="6.747cm" svg:height="3.149cm" draw:z-index="4"><draw:image xlink:href="Pictures/200000090002B9380001455B4E190B46.wmf" xlink:type="simple" xlink:show="embed" xlink:actuate="onLoad"/></draw:frame><text:span text:style-name="T1">x</text:span></text:p>
      <text:p text:style-name="P1"/>
      <text:p text:style-name="Standard"><text:span text:style-name="T1">x</text:span></text:p>
      <text:p text:style-name="Standard"><text:soft-page-break/><draw:frame draw:style-name="fr2" text:anchor-type="as-char" svg:width="27.09cm" svg:height="19.681cm" draw:z-index="5"><draw:image xlink:href="Pictures/20000009000AEFBA0007F231E65F69D7.wmf" xlink:type="simple" xlink:show="embed" xlink:actuate="onLoad"/></draw:frame><text:span text:style-name="T1">x</text:span></text:p>
      <text:p text:style-name="Standard"><text:soft-page-break/><draw:frame draw:style-name="fr2" text:anchor-type="as-char" svg:width="13.492cm" svg:height="9.523cm" draw:z-index="6"><draw:image xlink:href="Pictures/20000009000572700003D83B0CA6F398.wmf" xlink:type="simple" xlink:show="embed" xlink:actuate="onLoad"/></draw:frame></text:p>
      <text:p text:style-name="Standard"><text:span text:style-name="T1">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2" svg:font-family="Ari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3T16:03:35.92</dc:date>
    <meta:document-statistic meta:table-count="0" meta:image-count="7" meta:object-count="0" meta:page-count="7" meta:paragraph-count="14" meta:word-count="11" meta:character-count="18" meta:non-whitespace-character-count="11"/>
    <meta:generator>LibreOffice/3.6$Windows_x86 LibreOffice_project/e183d5b-f8ccaf6-3804794-95b4be8-895629</meta:generator>
  </office:meta>
</office:document-meta>
</file>